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text-underline-style="none"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des d'étude de la littératureLa chose autour de votre couRésumé de la cellule 1</text:p>
      <text:p text:style-name="P2">La chose autour de votre cou</text:p>
      <text:p text:style-name="P2">Chimamanda Ngozi Adichie</text:p>
      <text:p text:style-name="P2"/>
      <text:p text:style-name="P2">Study Guide</text:p>
      <text:p text:style-name="P2">Documents</text:p>
      <text:p text:style-name="P2">Q&amp;As</text:p>
      <text:p text:style-name="P2"/>
      <text:p text:style-name="P2">Cell One | Sommaire</text:p>
      <text:p text:style-name="P3">Sommaire</text:p>
      <text:p text:style-name="Standard">La narratrice anonyme, qui utilise la voix à la première personne, dit que la première fois que leur maison a été volée, elle a été volée par leur voisine, Osita, qui a volé la télévision, un magnétoscope et des cassettes vidéo. La deuxième fois, c'est le frère du narrateur, Nnamabia , qui s'est faufilé hors de l'église 10 minutes après son arrivée pour pouvoir simuler un vol. Quand ils sont rentrés chez eux, Nnamabia a dit qu'ils avaient été volés. Leur père a accusé Nnamabia, disant que cela ressemblait à un travail intérieur parce que le voleur savait exactement où se trouvaient les bijoux. Nnamabia a disparu mais a reconnu plus tard qu'il avait volé les bijoux, la seule chose de valeur dans la maison, et les avait vendus à des commerçants haoussa. Sa mère était consternée mais espérait qu'il avait obtenu un bon prix pour les bijoux, au moins.</text:p>
      <text:p text:style-name="Standard"/>
      <text:p text:style-name="Standard">Leur père, un professeur qui aime les choses écrites, a demandé à Nnamabia d'écrire un rapport sur la façon dont il a vendu les bijoux et ce qu'il a fait avec l'argent. Le rapport devait servir de punition à Nnamabia, qui, à 17 ans, était trop vieille pour bastonner ou frapper avec un bâton. Le narrateur pense que Nnamabia a volé parce que d'autres fils de professeurs volaient. Elle croit également que Nnamabia a estimé qu'il ne pouvait pas voler la maison de quelqu'un d'autre.</text:p>
      <text:p text:style-name="Standard"/>
      <text:p text:style-name="Standard">Nnamabia ressemble à la mère du narrateur, avec une peau claire, considérée comme plus souhaitable que la peau foncée du narrateur. Les gens disaient: "Hé! Madame, pourquoi avez-vous perdu votre peau claire sur un garçon?" lorsque le narrateur est sombre. Elle raconte d'autres fois que sa mère a couvert Nnamabia, ne le punissant jamais pour avoir brisé une fenêtre, perdu des livres de bibliothèque, ne pas assister aux cours de catéchisme et avoir fait une copie de la clé de son père dans la voiture sans autorisation. Le narrateur se demande s'il éprouve des remords pour avoir volé les bijoux.</text:p>
      <text:p text:style-name="Standard"/>
      <text:p text:style-name="Standard">La narratrice et ses parents se demandent si Nnamabia est dans un culte, car les garçons cultes sont populaires, comme lui. Lorsqu'il est arrêté pour appartenance à une secte, elle lui demande s'il l'est. "Bien sûr que non", répond-il. L'arrestation a eu lieu après une fusillade culte à l'université. Un couvre-feu a été imposé, que Nnamabia a violé en restant à l'extérieur. Arrêté et accusé d'appartenir à une secte, il a ensuite été emmené au poste de police d'Enugu, la capitale de l'État.</text:p>
      <text:p text:style-name="Standard"/>
      <text:p text:style-name="Standard">La famille va le voir. Il dit que si le Nigéria courait comme le bloc cellulaire de sa prison, il n'y aurait aucun problème. Il leur dit qu'il a soudoyé le chef, le général Abacha, avec de l'argent qu'il a caché dans son anus. Après le départ de la famille, le père du narrateur dit qu'il aurait dû le faire enfermer quand il est entré par effraction dans la maison, car prendre des responsabilités l'aurait secoué. Cependant, le narrateur ne pense pas qu'il semble secoué. Mais il l'est, quelques jours plus tard, quand il voit un membre de la secte sangloter, puis voit un homme mort emporté de Cell One , la cellule derrière la sienne. Nnamabia se plaint des insectes et des toilettes trop pleines. Le narrateur pense qu'il aime son rôle de martyr.</text:p>
      <text:p text:style-name="Standard"/>
      <text:p text:style-name="Standard"><text:soft-page-break/>La famille de Nnamabia lui rend visite tous les jours la première semaine, soudoyant un officier pour qu'il puisse lui apporter de la nourriture. La narratrice remarque un changement dans le comportement de ses parents: ils ne se plaignent pas de la police. La deuxième semaine, la narratrice dit à ses parents qu'ils ne devraient pas lui rendre visite. C'est trop cher. Sa mère dit qu'elle n'a pas à venir. Elle peut rester à la maison pendant que son frère souffre. Le narrateur est tellement en colère qu'elle jette un rocher sur leur voiture, brisant le pare-brise. Ils ne partent pas. Le narrateur affirme: "Cela m'a surpris, cette petite victoire."</text:p>
      <text:p text:style-name="Standard"/>
      <text:p text:style-name="Standard">Quand ils partent le lendemain, Nnamabia leur dit qu'un vieil homme a été poussé dans sa cellule. L'homme n'a rien fait de mal, mais son fils est recherché pour vol à main armée, alors la police a enfermé le père à la place. Nnamabia est bouleversée parce que le vieil homme est malade. Il veut lui donner du riz que ses parents ont apporté mais dit que le général Abacha le prendra s'il l'apporte dans sa cellule. Le lendemain, Nnamabia est bouleversée parce que les gardes ont fait honte à l'homme. Nnamabia est tellement bouleversée qu'il peut à peine manger.</text:p>
      <text:p text:style-name="Standard"/>
      <text:p text:style-name="Standard">Après une autre attaque sectaire, un informateur affirme que Nnamabia n'est pas membre et qu'il sera libéré. La famille va le chercher et voit Aboy, un garçon qu'ils connaissent, fouetté. Après avoir appris que la Nnamabia n'est plus là, la narratrice et ses parents s'inquiètent qu'il ait été tué. Cependant, l'officier de police dit qu'il a été transféré à Cell One pour mauvaise conduite. Ensuite, tous les détenus de la cellule un ont été envoyés vers un autre site.</text:p>
      <text:p text:style-name="Standard"/>
      <text:p text:style-name="Standard">Montrant des signes de coups, Nnamabia affirme avoir eu des ennuis pour avoir défendu le vieil homme lorsque les policiers le harcelaient. Le narrateur est surpris de ne rien dire d'autre sur ce qui s'est passé dans Cell One ou dans le nouvel endroit où, pense-t-elle, "ils ont gardé des gens qui disparaîtraient plus tard". Elle dit qu'il aurait pu faire un drame de l'histoire, mais il ne l'a pas fait.</text:p>
      <text:p text:style-name="Standard"/>
      <text:p text:style-name="Standard">Une analyse</text:p>
      <text:p text:style-name="Standard">Nsukka est une ville universitaire, l'emplacement de l'Université du Nigeria. C'est aussi le décor de " Ghosts " et la ville où Kamara et son mari se sont rencontrés à l'école dans " Le lundi de la semaine dernière" . Les sectes, similaires aux gangs de rue en Amérique, sont une présence majeure. Ils sont dangereusement violents et possèdent les armes pour tirer.</text:p>
      <text:p text:style-name="Standard"/>
      <text:p text:style-name="Standard">Nnamabia , qui est Igbo et chrétien, a vendu les bijoux de sa mère aux Hausa musulmans. Parce que les tensions sont fortes entre ces groupes, cet acte était probablement une infraction supplémentaire pour la famille, en particulier parce que Nnamabia s'est faufilé d'un service religieux chrétien pour commettre le vol. Parce que les bijoux ont une valeur personnelle pour leur mère et qu'ils n'ont rien d'autre de valeur matérielle, l'acte criminel de leur fils est encore plus un affront personnel.</text:p>
      <text:p text:style-name="Standard"/>
      <text:p text:style-name="Standard">Le thème de la corruption du gouvernement occupe une place de choix dans cette histoire, qui se déroule sous la direction militaire de Sani Abacha. Nnamabia parle des pots-de-vin qu'Abacha prend aux prisonniers. Le vieil homme est arrêté à tort et torturé en raison de la conduite de son fils. Plus tard, le narrateur dit que certains prisonniers disparaissent tout simplement, ce qui implique qu'ils sont tués.</text:p>
      <text:p text:style-name="Standard"/>
      <text:p text:style-name="Standard">Le narrateur a la peau foncée et son frère est à la peau claire. Dans la culture nigériane, ceux dont la peau est plus claire sont considérés comme supérieurs. Sa couleur et son sexe masculin pourraient bien expliquer, au moins en partie, la raison pour laquelle Nnamabia a toujours été favorisé et n'est pas tenu responsable de sa mauvaise conduite, tandis que le narrateur est plus respectueux des lois.</text:p>
      <text:p text:style-name="Standard"/>
      <text:p text:style-name="Standard">Le narrateur se demande si son frère est dans une secte, mais la question ne trouve jamais de réponse dans l'histoire. Nnamabia connaît des garçons qui sont dans des sectes, comme Aboy, le membre des Buccaneers qui pleure en prison, mais le narrateur ne croit pas que Nnamabia ait <text:soft-page-break/>jamais volé quelqu'un d'autre que leurs parents. Cette croyance pourrait impliquer qu'il ne veut pas avoir d'ennuis et qu'il ne rejoindrait pas un culte. Lorsque la mère du narrateur dit que Nnamabia "n'a rien fait", tout comme le vieil homme n'a rien fait, Nnamabia ne répond pas, ce qui implique qu'il pourrait être coupable de plus que de casser un couvre-feu. En fin de compte, il est libéré de prison parce que l'informateur dans le culte dit que Nnamabia n'en fait pas partie. Cependant, il a peut-être dit cela pour aider son ami, et sa parole peut être douteuse.</text:p>
      <text:p text:style-name="Standard"/>
      <text:p text:style-name="Standard">Le père du narrateur se demande s'il aurait dû faire arrêter Nnamabia lorsqu'il a volé la famille pour la première fois, croyant que Nnamabia aurait pu apprendre sa leçon et éviter les ennuis. La question pose un dilemme. Aux États-Unis, les mineurs délinquants sont traités avec indulgence, et Nnamabia aurait pu passer une nuit en prison et effectuer des travaux d'intérêt général, sans casier judiciaire. En effet, les familles riches pourraient peut-être éviter à leur enfant d'avoir des problèmes. Cette histoire, cependant, se déroule au Nigéria sous le régime d'Abacha. Même si la famille peut se permettre de soudoyer les gardes pour voir Nnamabia, ils ne peuvent pas le faire sortir sous caution, et il est traité assez durement avant même de défendre le vieil homme.</text:p>
      <text:p text:style-name="Standard"/>
      <text:p text:style-name="Standard">Pourtant, le narrateur ressent le sentiment de privilège de son frère et le manque de conséquences qui lui ont été imposées pour des méfaits antérieurs. Ces sentiments sont probablement la raison de la colère qu'elle manifeste envers ses parents pour avoir visité à plusieurs reprises Nnamabia en prison et tenté de lui faciliter la situation, même maintenant quand il paie enfin le prix de ses actes. Lorsque le narrateur jette la pierre au pare-brise, ses parents réagissent avec colère. Cependant, la «petite victoire» la fait se sentir bien, comme si elle avait reçu une partie de l'attention accordée à son frère. Peut-être qu'elle souhaite que leur colère soit dirigée contre lui, comme il se doit.</text:p>
      <text:p text:style-name="Standard"/>
      <text:p text:style-name="Standard">La Nnamabia affirme que le Nigeria devrait être géré comme la cellule. Cette opinion implique qu'il comprend la nécessité d'accepter les conséquences. Bien que la Nnamabia ne soit pas punie sévèrement pour avoir volé ou menti, dans un cas d'ironie situationnelle (dans laquelle ce qui se passe est l'opposé de ce qui devrait arriver), il est battu pour la seule bonne chose qu'il fait: défendre le vieil homme. Le fait qu'il le défend, allant à l'encontre des actions des policiers, indique qu'il a le sens du bien et du mal. Bien que le narrateur s'attende à ce qu'il "fasse un drame élégant de son histoire", il ne le fait pas. La gravité de son objectif peut impliquer qu'il se rend compte qu'il devrait subir les conséquences de ses actes. Pourtant, l'éducation privilégiée de Nnamabia le rend plus susceptible de défier l'autorité, contrairement au vieil homme qui ne peut pas le faire, même lorsqu'il est puni injustement. En outre, Nnamabia peut sympathiser avec le vieil homme parce qu'il le voit dans une situation que le propre père de Nnamabia pourrait rencontrer. Le vieil homme est en prison à cause des agissements de son fils, introuvable. Peut-être que Nnamabia se sent coupable de se comporter mal quand ses parents l'ont élevé pour être gentil et déc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22:08:49.602964605</meta:creation-date>
    <dc:date>2020-04-22T22:24:28.796037838</dc:date>
    <meta:editing-duration>PT15M39S</meta:editing-duration>
    <meta:editing-cycles>2</meta:editing-cycles>
    <meta:generator>LibreOffice/6.0.7.3$Linux_X86_64 LibreOffice_project/00m0$Build-3</meta:generator>
    <meta:document-statistic meta:table-count="0" meta:image-count="0" meta:object-count="0" meta:page-count="3" meta:paragraph-count="26" meta:word-count="1830" meta:character-count="10754" meta:non-whitespace-character-count="8950"/>
  </office:meta>
</office:document-meta>
</file>